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7.164cm" fo:margin-left="-0.191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367cm"/>
    </style:style>
    <style:style style:name="Tabela1.C" style:family="table-column">
      <style:table-column-properties style:column-width="4.761cm"/>
    </style:style>
    <style:style style:name="Tabela1.D" style:family="table-column">
      <style:table-column-properties style:column-width="2.716cm"/>
    </style:style>
    <style:style style:name="Tabela1.E" style:family="table-column">
      <style:table-column-properties style:column-width="4.06cm"/>
    </style:style>
    <style:style style:name="Tabela1.F" style:family="table-column">
      <style:table-column-properties style:column-width="3.113cm"/>
    </style:style>
    <style:style style:name="Tabela1.G" style:family="table-column">
      <style:table-column-properties style:column-width="2.175cm"/>
    </style:style>
    <style:style style:name="Tabela1.H" style:family="table-column">
      <style:table-column-properties style:column-width="3.98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666666">
        <style:background-image/>
      </style:table-cell-properties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25pt solid #666666" fo:border-top="0.25pt solid #666666" fo:border-bottom="0.25pt solid #666666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="0.25pt solid #666666">
        <style:background-image/>
      </style:table-cell-properties>
    </style:style>
    <style:style style:name="Tabela1.D2" style:family="table-cell">
      <style:table-cell-properties fo:background-color="#cccccc" fo:padding-left="0.191cm" fo:padding-right="0.191cm" fo:padding-top="0cm" fo:padding-bottom="0cm" fo:border-left="0.25pt solid #666666" fo:border-right="none" fo:border-top="0.25pt solid #666666" fo:border-bottom="0.25pt solid #666666">
        <style:background-image/>
      </style:table-cell-properties>
    </style:style>
    <style:style style:name="Tabela1.A3" style:family="table-cell">
      <style:table-cell-properties fo:padding-left="0.191cm" fo:padding-right="0.191cm" fo:padding-top="0cm" fo:padding-bottom="0cm" fo:border-left="none" fo:border-right="0.25pt solid #666666" fo:border-top="0.25pt solid #666666" fo:border-bottom="0.25pt solid #666666"/>
    </style:style>
    <style:style style:name="Tabela1.B3" style:family="table-cell">
      <style:table-cell-properties fo:padding-left="0.191cm" fo:padding-right="0.191cm" fo:padding-top="0cm" fo:padding-bottom="0cm" fo:border="0.25pt solid #666666"/>
    </style:style>
    <style:style style:name="Tabela1.C3" style:family="table-cell">
      <style:table-cell-properties fo:padding-left="0.191cm" fo:padding-right="0.191cm" fo:padding-top="0cm" fo:padding-bottom="0cm" fo:border="0.25pt solid #666666"/>
    </style:style>
    <style:style style:name="Tabela1.D3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/>
    </style:style>
    <style:style style:name="Tabela1.E3" style:family="table-cell">
      <style:table-cell-properties fo:padding-left="0.191cm" fo:padding-right="0.191cm" fo:padding-top="0cm" fo:padding-bottom="0cm" fo:border="0.25pt solid #666666"/>
    </style:style>
    <style:style style:name="Tabela1.F3" style:family="table-cell">
      <style:table-cell-properties fo:padding-left="0.191cm" fo:padding-right="0.191cm" fo:padding-top="0cm" fo:padding-bottom="0cm" fo:border="0.25pt solid #666666"/>
    </style:style>
    <style:style style:name="Tabela1.G3" style:family="table-cell">
      <style:table-cell-properties fo:padding-left="0.191cm" fo:padding-right="0.191cm" fo:padding-top="0cm" fo:padding-bottom="0cm" fo:border="0.25pt solid #666666"/>
    </style:style>
    <style:style style:name="Tabela1.H3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/>
    </style:style>
    <style:style style:name="Tabela1.A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0" style:family="table-cell">
      <style:table-cell-properties style:vertical-align="middle"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90984" officeooo:paragraph-rsid="00290984" style:font-weight-asian="bold" style:font-weight-complex="bold"/>
    </style:style>
    <style:style style:name="P3" style:family="paragraph" style:parent-style-name="Standard">
      <style:text-properties fo:font-weight="bold" officeooo:rsid="002a17d6" officeooo:paragraph-rsid="002a17d6" style:font-weight-asian="bold" style:font-weight-complex="bold"/>
    </style:style>
    <style:style style:name="P4" style:family="paragraph" style:parent-style-name="Standard">
      <style:text-properties fo:font-weight="bold" officeooo:rsid="002b7902" officeooo:paragraph-rsid="002b7902" style:font-weight-asian="bold" style:font-weight-complex="bold"/>
    </style:style>
    <style:style style:name="P5" style:family="paragraph" style:parent-style-name="Standard">
      <style:text-properties fo:font-weight="bold" officeooo:rsid="001c95e3" officeooo:paragraph-rsid="001c95e3" style:font-weight-asian="bold" style:font-weight-complex="bold"/>
    </style:style>
    <style:style style:name="P6" style:family="paragraph" style:parent-style-name="Standard">
      <style:text-properties fo:font-weight="bold" officeooo:rsid="001fe70d" officeooo:paragraph-rsid="001fe70d" style:font-weight-asian="bold" style:font-weight-complex="bold"/>
    </style:style>
    <style:style style:name="P7" style:family="paragraph" style:parent-style-name="Standard">
      <style:text-properties fo:font-weight="bold" officeooo:rsid="0020a7f8" officeooo:paragraph-rsid="0020a7f8" style:font-weight-asian="bold" style:font-weight-complex="bold"/>
    </style:style>
    <style:style style:name="P8" style:family="paragraph" style:parent-style-name="Standard">
      <style:text-properties fo:font-weight="bold" officeooo:rsid="0023bac4" officeooo:paragraph-rsid="0023bac4" style:font-weight-asian="bold" style:font-weight-complex="bold"/>
    </style:style>
    <style:style style:name="P9" style:family="paragraph" style:parent-style-name="Standard">
      <style:text-properties officeooo:rsid="00290984" officeooo:paragraph-rsid="00290984"/>
    </style:style>
    <style:style style:name="P10" style:family="paragraph" style:parent-style-name="Standard">
      <style:text-properties officeooo:rsid="00290984" officeooo:paragraph-rsid="002a17d6"/>
    </style:style>
    <style:style style:name="P11" style:family="paragraph" style:parent-style-name="Standard">
      <style:text-properties officeooo:rsid="00290984" officeooo:paragraph-rsid="002b7902"/>
    </style:style>
    <style:style style:name="P12" style:family="paragraph" style:parent-style-name="Standard">
      <style:text-properties officeooo:rsid="00290984" officeooo:paragraph-rsid="002cbccf"/>
    </style:style>
    <style:style style:name="P13" style:family="paragraph" style:parent-style-name="Standard">
      <style:text-properties officeooo:rsid="001fe70d" officeooo:paragraph-rsid="001fe70d"/>
    </style:style>
    <style:style style:name="P14" style:family="paragraph" style:parent-style-name="Standard">
      <style:text-properties officeooo:rsid="001fe70d" officeooo:paragraph-rsid="0020a7f8"/>
    </style:style>
    <style:style style:name="P15" style:family="paragraph" style:parent-style-name="Standard">
      <style:text-properties officeooo:rsid="0020a7f8" officeooo:paragraph-rsid="0020a7f8"/>
    </style:style>
    <style:style style:name="P16" style:family="paragraph" style:parent-style-name="Standard">
      <style:text-properties officeooo:rsid="0020a7f8" officeooo:paragraph-rsid="00290984"/>
    </style:style>
    <style:style style:name="P17" style:family="paragraph" style:parent-style-name="Standard">
      <style:text-properties officeooo:rsid="0020a7f8" officeooo:paragraph-rsid="002a17d6"/>
    </style:style>
    <style:style style:name="P18" style:family="paragraph" style:parent-style-name="Standard">
      <style:text-properties officeooo:rsid="0020a7f8" officeooo:paragraph-rsid="002b7902"/>
    </style:style>
    <style:style style:name="P19" style:family="paragraph" style:parent-style-name="Standard">
      <style:text-properties officeooo:rsid="002a17d6" officeooo:paragraph-rsid="002a17d6"/>
    </style:style>
    <style:style style:name="P20" style:family="paragraph" style:parent-style-name="Standard">
      <style:text-properties officeooo:rsid="002a17d6" officeooo:paragraph-rsid="002b7902"/>
    </style:style>
    <style:style style:name="P21" style:family="paragraph" style:parent-style-name="Standard">
      <style:text-properties officeooo:rsid="002b7902" officeooo:paragraph-rsid="002b7902"/>
    </style:style>
    <style:style style:name="P22" style:family="paragraph" style:parent-style-name="Standard">
      <style:text-properties officeooo:rsid="002b7902" officeooo:paragraph-rsid="002cbccf"/>
    </style:style>
    <style:style style:name="P23" style:family="paragraph" style:parent-style-name="Standard">
      <style:text-properties officeooo:rsid="002cbccf" officeooo:paragraph-rsid="002cbccf"/>
    </style:style>
    <style:style style:name="P24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5" style:family="paragraph" style:parent-style-name="Standard">
      <style:text-properties officeooo:rsid="001a9f7d" officeooo:paragraph-rsid="001a9f7d"/>
    </style:style>
    <style:style style:name="P26" style:family="paragraph" style:parent-style-name="Standard">
      <style:text-properties officeooo:rsid="001c95e3" officeooo:paragraph-rsid="001c95e3"/>
    </style:style>
    <style:style style:name="P27" style:family="paragraph" style:parent-style-name="Standard">
      <style:text-properties officeooo:rsid="001ec6e0" officeooo:paragraph-rsid="001ec6e0"/>
    </style:style>
    <style:style style:name="P28" style:family="paragraph" style:parent-style-name="Standard">
      <style:text-properties officeooo:paragraph-rsid="001ec6e0"/>
    </style:style>
    <style:style style:name="P29" style:family="paragraph" style:parent-style-name="Standard">
      <style:text-properties officeooo:rsid="001e79c2" officeooo:paragraph-rsid="001e79c2"/>
    </style:style>
    <style:style style:name="P30" style:family="paragraph" style:parent-style-name="Standard">
      <style:text-properties officeooo:rsid="001e79c2" officeooo:paragraph-rsid="001ec6e0"/>
    </style:style>
    <style:style style:name="P31" style:family="paragraph" style:parent-style-name="Standard">
      <style:text-properties officeooo:paragraph-rsid="001fe70d"/>
    </style:style>
    <style:style style:name="P32" style:family="paragraph" style:parent-style-name="Standard">
      <style:text-properties officeooo:rsid="00225363" officeooo:paragraph-rsid="00225363"/>
    </style:style>
    <style:style style:name="P33" style:family="paragraph" style:parent-style-name="Standard">
      <style:text-properties officeooo:rsid="0023bac4" officeooo:paragraph-rsid="0023bac4"/>
    </style:style>
    <style:style style:name="P34" style:family="paragraph" style:parent-style-name="Standard">
      <style:text-properties officeooo:rsid="0024c7ad" officeooo:paragraph-rsid="0024c7ad"/>
    </style:style>
    <style:style style:name="P3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officeooo:rsid="001c95e3"/>
    </style:style>
    <style:style style:name="T2" style:family="text">
      <style:text-properties officeooo:rsid="001e79c2"/>
    </style:style>
    <style:style style:name="T3" style:family="text">
      <style:text-properties fo:font-size="19pt" fo:font-weight="bold" style:font-size-asian="19pt" style:font-weight-asian="bold"/>
    </style:style>
    <style:style style:name="T4" style:family="text">
      <style:text-properties fo:font-size="19pt" fo:font-weight="bold" officeooo:rsid="002debb0" style:font-size-asian="19pt" style:font-weight-asian="bold"/>
    </style:style>
    <style:style style:name="T5" style:family="text">
      <style:text-properties officeooo:rsid="00290984"/>
    </style:style>
    <style:style style:name="T6" style:family="text">
      <style:text-properties officeooo:rsid="002a17d6"/>
    </style:style>
    <style:style style:name="T7" style:family="text">
      <style:text-properties officeooo:rsid="002b7902"/>
    </style:style>
    <style:style style:name="T8" style:family="text">
      <style:text-properties officeooo:rsid="002cbc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3">Dicionário de Dados v0.</text:span><text:span text:style-name="T4">2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24">Nome da Tabela</text:p>
          </table:table-cell>
          <table:table-cell table:style-name="Tabela1.A1" office:value-type="string">
            <text:p text:style-name="P24">Nome do Atributo</text:p>
          </table:table-cell>
          <table:table-cell table:style-name="Tabela1.A1" office:value-type="string">
            <text:p text:style-name="P24">Descrição</text:p>
          </table:table-cell>
          <table:table-cell table:style-name="Tabela1.A1" office:value-type="string">
            <text:p text:style-name="P24">Tipo</text:p>
          </table:table-cell>
          <table:table-cell table:style-name="Tabela1.A1" office:value-type="string">
            <text:p text:style-name="P24">Intervalo</text:p>
          </table:table-cell>
          <table:table-cell table:style-name="Tabela1.A1" office:value-type="string">
            <text:p text:style-name="P24">Obrigatório</text:p>
          </table:table-cell>
          <table:table-cell table:style-name="Tabela1.A1" office:value-type="string">
            <text:p text:style-name="P24">PK/FK</text:p>
          </table:table-cell>
          <table:table-cell table:style-name="Tabela1.A1" office:value-type="string">
            <text:p text:style-name="P24">Tabela Referente a FK</text:p>
          </table:table-cell>
        </table:table-row>
        <table:table-row table:style-name="Tabela1.1">
          <table:table-cell table:style-name="Tabela1.A2" office:value-type="string">
            <text:p text:style-name="P1">Usuario <text:span text:style-name="T1">Evento</text:span></text:p>
          </table:table-cell>
          <table:table-cell table:style-name="Tabela1.B2" office:value-type="string">
            <text:p text:style-name="Standard">Id_usuario</text:p>
          </table:table-cell>
          <table:table-cell table:style-name="Tabela1.B2" office:value-type="string">
            <text:p text:style-name="Standard">Identificador único para usuário</text:p>
          </table:table-cell>
          <table:table-cell table:style-name="Tabela1.D2" office:value-type="string">
            <text:p text:style-name="Standard">Number</text:p>
          </table:table-cell>
          <table:table-cell table:style-name="Tabela1.B2" office:value-type="string">
            <text:p text:style-name="Standard">Auto_increment</text:p>
          </table:table-cell>
          <table:table-cell table:style-name="Tabela1.B2" office:value-type="string">
            <text:p text:style-name="Standard">Sim</text:p>
          </table:table-cell>
          <table:table-cell table:style-name="Tabela1.B2" office:value-type="string">
            <text:p text:style-name="Standard">PK</text:p>
          </table:table-cell>
          <table:table-cell table:style-name="Tabela1.D2" office:value-type="string">
            <text:p text:style-name="Standard"/>
          </table:table-cell>
        </table:table-row>
        <table:table-row table:style-name="Tabela1.1">
          <table:table-cell table:style-name="Tabela1.A3" office:value-type="string">
            <text:p text:style-name="P1"/>
          </table:table-cell>
          <table:table-cell table:style-name="Tabela1.B3" office:value-type="string">
            <text:p text:style-name="Standard">nome</text:p>
          </table:table-cell>
          <table:table-cell table:style-name="Tabela1.C3" office:value-type="string">
            <text:p text:style-name="Standard">Nome do usuário</text:p>
          </table:table-cell>
          <table:table-cell table:style-name="Tabela1.D3" office:value-type="string">
            <text:p text:style-name="Standard">Varchar2</text:p>
          </table:table-cell>
          <table:table-cell table:style-name="Tabela1.E3" office:value-type="string">
            <text:p text:style-name="Standard">0-255</text:p>
          </table:table-cell>
          <table:table-cell table:style-name="Tabela1.F3" office:value-type="string">
            <text:p text:style-name="Standard">Sim</text:p>
          </table:table-cell>
          <table:table-cell table:style-name="Tabela1.G3" office:value-type="string">
            <text:p text:style-name="Standard"/>
          </table:table-cell>
          <table:table-cell table:style-name="Tabela1.H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5">CPF</text:p>
          </table:table-cell>
          <table:table-cell table:style-name="Tabela1.C43" office:value-type="string">
            <text:p text:style-name="P25">CPF do usuário</text:p>
          </table:table-cell>
          <table:table-cell table:style-name="Tabela1.D4" office:value-type="string">
            <text:p text:style-name="P26">Number</text:p>
          </table:table-cell>
          <table:table-cell table:style-name="Tabela1.E4" office:value-type="string">
            <text:p text:style-name="P27">0-11</text:p>
          </table:table-cell>
          <table:table-cell table:style-name="Tabela1.F4" office:value-type="string">
            <text:p text:style-name="P13">Sim</text:p>
          </table:table-cell>
          <table:table-cell table:style-name="Tabela1.G4" office:value-type="string">
            <text:p text:style-name="Standard"/>
          </table:table-cell>
          <table:table-cell table:style-name="Tabela1.H4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6">E-mail</text:p>
          </table:table-cell>
          <table:table-cell table:style-name="Tabela1.C43" office:value-type="string">
            <text:p text:style-name="P26">E-mail do usuário</text:p>
          </table:table-cell>
          <table:table-cell table:style-name="Tabela1.D5" office:value-type="string">
            <text:p text:style-name="P26">Varchar2</text:p>
          </table:table-cell>
          <table:table-cell table:style-name="Tabela1.E5" office:value-type="string">
            <text:p text:style-name="P27">0-255</text:p>
          </table:table-cell>
          <table:table-cell table:style-name="Tabela1.F5" office:value-type="string">
            <text:p text:style-name="P13">Sim</text:p>
          </table:table-cell>
          <table:table-cell table:style-name="Tabela1.G5" office:value-type="string">
            <text:p text:style-name="Standard"/>
          </table:table-cell>
          <table:table-cell table:style-name="Tabela1.H5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5">Usuário FIC</text:p>
          </table:table-cell>
          <table:table-cell table:style-name="Tabela1.B43" office:value-type="string">
            <text:p text:style-name="P26">Id_usuario</text:p>
          </table:table-cell>
          <table:table-cell table:style-name="Tabela1.C43" office:value-type="string">
            <text:p text:style-name="P26">Identificador único para usuário</text:p>
          </table:table-cell>
          <table:table-cell table:style-name="Tabela1.D6" office:value-type="string">
            <text:p text:style-name="P26">number</text:p>
          </table:table-cell>
          <table:table-cell table:style-name="Tabela1.E6" office:value-type="string">
            <text:p text:style-name="P28">Auto_increment</text:p>
          </table:table-cell>
          <table:table-cell table:style-name="Tabela1.F6" office:value-type="string">
            <text:p text:style-name="P13">Sim</text:p>
          </table:table-cell>
          <table:table-cell table:style-name="Tabela1.G6" office:value-type="string">
            <text:p text:style-name="P13">PK</text:p>
          </table:table-cell>
          <table:table-cell table:style-name="Tabela1.H6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9">Nome</text:p>
          </table:table-cell>
          <table:table-cell table:style-name="Tabela1.C43" office:value-type="string">
            <text:p text:style-name="P29">Nome do usuário</text:p>
          </table:table-cell>
          <table:table-cell table:style-name="Tabela1.D7" office:value-type="string">
            <text:p text:style-name="P27">Varchar</text:p>
          </table:table-cell>
          <table:table-cell table:style-name="Tabela1.E7" office:value-type="string">
            <text:p text:style-name="P27">0-255</text:p>
          </table:table-cell>
          <table:table-cell table:style-name="Tabela1.F7" office:value-type="string">
            <text:p text:style-name="P13">Sim</text:p>
          </table:table-cell>
          <table:table-cell table:style-name="Tabela1.G7" office:value-type="string">
            <text:p text:style-name="Standard"/>
          </table:table-cell>
          <table:table-cell table:style-name="Tabela1.H7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9">E-mail</text:p>
          </table:table-cell>
          <table:table-cell table:style-name="Tabela1.C43" office:value-type="string">
            <text:p text:style-name="P29">E-mail so usuário</text:p>
          </table:table-cell>
          <table:table-cell table:style-name="Tabela1.D8" office:value-type="string">
            <text:p text:style-name="P27">Varchar</text:p>
          </table:table-cell>
          <table:table-cell table:style-name="Tabela1.E8" office:value-type="string">
            <text:p text:style-name="P27">0-255</text:p>
          </table:table-cell>
          <table:table-cell table:style-name="Tabela1.F8" office:value-type="string">
            <text:p text:style-name="P13">Sim</text:p>
          </table:table-cell>
          <table:table-cell table:style-name="Tabela1.G8" office:value-type="string">
            <text:p text:style-name="Standard"/>
          </table:table-cell>
          <table:table-cell table:style-name="Tabela1.H8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9">D-Nascimento</text:p>
          </table:table-cell>
          <table:table-cell table:style-name="Tabela1.C43" office:value-type="string">
            <text:p text:style-name="P29">Data de Nascimento do usuário</text:p>
          </table:table-cell>
          <table:table-cell table:style-name="Tabela1.D9" office:value-type="string">
            <text:p text:style-name="P27">Varchar</text:p>
          </table:table-cell>
          <table:table-cell table:style-name="Tabela1.E9" office:value-type="string">
            <text:p text:style-name="P27">0-20</text:p>
          </table:table-cell>
          <table:table-cell table:style-name="Tabela1.F9" office:value-type="string">
            <text:p text:style-name="P13">Sim</text:p>
          </table:table-cell>
          <table:table-cell table:style-name="Tabela1.G9" office:value-type="string">
            <text:p text:style-name="Standard"/>
          </table:table-cell>
          <table:table-cell table:style-name="Tabela1.H9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9">Senha</text:p>
          </table:table-cell>
          <table:table-cell table:style-name="Tabela1.C43" office:value-type="string">
            <text:p text:style-name="P30">Senha do usuário</text:p>
          </table:table-cell>
          <table:table-cell table:style-name="Tabela1.D10" office:value-type="string">
            <text:p text:style-name="P27">Varchar</text:p>
          </table:table-cell>
          <table:table-cell table:style-name="Tabela1.E10" office:value-type="string">
            <text:p text:style-name="P27">0-255</text:p>
          </table:table-cell>
          <table:table-cell table:style-name="Tabela1.F10" office:value-type="string">
            <text:p text:style-name="P13">Sim</text:p>
          </table:table-cell>
          <table:table-cell table:style-name="Tabela1.G10" office:value-type="string">
            <text:p text:style-name="Standard"/>
          </table:table-cell>
          <table:table-cell table:style-name="Tabela1.H10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9">Sexo</text:p>
          </table:table-cell>
          <table:table-cell table:style-name="Tabela1.C43" office:value-type="string">
            <text:p text:style-name="P27">Sexo <text:span text:style-name="T2">do usuário</text:span></text:p>
          </table:table-cell>
          <table:table-cell table:style-name="Tabela1.D11" office:value-type="string">
            <text:p text:style-name="P27">Varchar</text:p>
          </table:table-cell>
          <table:table-cell table:style-name="Tabela1.E11" office:value-type="string">
            <text:p text:style-name="P27">0-1</text:p>
          </table:table-cell>
          <table:table-cell table:style-name="Tabela1.F11" office:value-type="string">
            <text:p text:style-name="P13">Sim</text:p>
          </table:table-cell>
          <table:table-cell table:style-name="Tabela1.G11" office:value-type="string">
            <text:p text:style-name="Standard"/>
          </table:table-cell>
          <table:table-cell table:style-name="Tabela1.H11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9">Endereço</text:p>
          </table:table-cell>
          <table:table-cell table:style-name="Tabela1.C43" office:value-type="string">
            <text:p text:style-name="P27">Endereço <text:span text:style-name="T2">do usuário</text:span></text:p>
          </table:table-cell>
          <table:table-cell table:style-name="Tabela1.D12" office:value-type="string">
            <text:p text:style-name="P27">Varchar</text:p>
          </table:table-cell>
          <table:table-cell table:style-name="Tabela1.E12" office:value-type="string">
            <text:p text:style-name="P27">0-255</text:p>
          </table:table-cell>
          <table:table-cell table:style-name="Tabela1.F12" office:value-type="string">
            <text:p text:style-name="P13">Sim</text:p>
          </table:table-cell>
          <table:table-cell table:style-name="Tabela1.G12" office:value-type="string">
            <text:p text:style-name="Standard"/>
          </table:table-cell>
          <table:table-cell table:style-name="Tabela1.H12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9">Estado</text:p>
          </table:table-cell>
          <table:table-cell table:style-name="Tabela1.C43" office:value-type="string">
            <text:p text:style-name="P27">Estado <text:span text:style-name="T2">do usuário</text:span></text:p>
          </table:table-cell>
          <table:table-cell table:style-name="Tabela1.D13" office:value-type="string">
            <text:p text:style-name="P27">Varchar</text:p>
          </table:table-cell>
          <table:table-cell table:style-name="Tabela1.E13" office:value-type="string">
            <text:p text:style-name="P27">0-255</text:p>
          </table:table-cell>
          <table:table-cell table:style-name="Tabela1.F13" office:value-type="string">
            <text:p text:style-name="P13">Sim</text:p>
          </table:table-cell>
          <table:table-cell table:style-name="Tabela1.G13" office:value-type="string">
            <text:p text:style-name="Standard"/>
          </table:table-cell>
          <table:table-cell table:style-name="Tabela1.H1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9">CPF</text:p>
          </table:table-cell>
          <table:table-cell table:style-name="Tabela1.C43" office:value-type="string">
            <text:p text:style-name="P27">CPF <text:span text:style-name="T2">do usuário</text:span></text:p>
          </table:table-cell>
          <table:table-cell table:style-name="Tabela1.D14" office:value-type="string">
            <text:p text:style-name="P27">Varchar</text:p>
          </table:table-cell>
          <table:table-cell table:style-name="Tabela1.E14" office:value-type="string">
            <text:p text:style-name="P13">0-11</text:p>
          </table:table-cell>
          <table:table-cell table:style-name="Tabela1.F14" office:value-type="string">
            <text:p text:style-name="P13">Sim</text:p>
          </table:table-cell>
          <table:table-cell table:style-name="Tabela1.G14" office:value-type="string">
            <text:p text:style-name="Standard"/>
          </table:table-cell>
          <table:table-cell table:style-name="Tabela1.H14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6">Administrador</text:p>
          </table:table-cell>
          <table:table-cell table:style-name="Tabela1.B43" office:value-type="string">
            <text:p text:style-name="P13">Id_administrador</text:p>
          </table:table-cell>
          <table:table-cell table:style-name="Tabela1.C43" office:value-type="string">
            <text:p text:style-name="P13">Identificador único para administrador</text:p>
          </table:table-cell>
          <table:table-cell table:style-name="Tabela1.D15" office:value-type="string">
            <text:p text:style-name="P13">Number</text:p>
          </table:table-cell>
          <table:table-cell table:style-name="Tabela1.E15" office:value-type="string">
            <text:p text:style-name="P31">Auto_increment</text:p>
          </table:table-cell>
          <table:table-cell table:style-name="Tabela1.F15" office:value-type="string">
            <text:p text:style-name="P13">Sim</text:p>
          </table:table-cell>
          <table:table-cell table:style-name="Tabela1.G15" office:value-type="string">
            <text:p text:style-name="P15">PK</text:p>
          </table:table-cell>
          <table:table-cell table:style-name="Tabela1.H15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3">Nome</text:p>
          </table:table-cell>
          <table:table-cell table:style-name="Tabela1.C43" office:value-type="string">
            <text:p text:style-name="P13">Nome do administrador</text:p>
          </table:table-cell>
          <table:table-cell table:style-name="Tabela1.D16" office:value-type="string">
            <text:p text:style-name="P13">Varchar</text:p>
          </table:table-cell>
          <table:table-cell table:style-name="Tabela1.E16" office:value-type="string">
            <text:p text:style-name="P13">0-255</text:p>
          </table:table-cell>
          <table:table-cell table:style-name="Tabela1.F16" office:value-type="string">
            <text:p text:style-name="P13">Sim</text:p>
          </table:table-cell>
          <table:table-cell table:style-name="Tabela1.G16" office:value-type="string">
            <text:p text:style-name="Standard"/>
          </table:table-cell>
          <table:table-cell table:style-name="Tabela1.H16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3">CPF</text:p>
          </table:table-cell>
          <table:table-cell table:style-name="Tabela1.C43" office:value-type="string">
            <text:p text:style-name="P13">CPF do administrador</text:p>
          </table:table-cell>
          <table:table-cell table:style-name="Tabela1.D17" office:value-type="string">
            <text:p text:style-name="P13">Number</text:p>
          </table:table-cell>
          <table:table-cell table:style-name="Tabela1.E17" office:value-type="string">
            <text:p text:style-name="P13">0-11</text:p>
          </table:table-cell>
          <table:table-cell table:style-name="Tabela1.F17" office:value-type="string">
            <text:p text:style-name="P13">Sim</text:p>
          </table:table-cell>
          <table:table-cell table:style-name="Tabela1.G17" office:value-type="string">
            <text:p text:style-name="Standard"/>
          </table:table-cell>
          <table:table-cell table:style-name="Tabela1.H17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3">E-mail</text:p>
          </table:table-cell>
          <table:table-cell table:style-name="Tabela1.C43" office:value-type="string">
            <text:p text:style-name="P13">E-mail do administrador</text:p>
          </table:table-cell>
          <table:table-cell table:style-name="Tabela1.D18" office:value-type="string">
            <text:p text:style-name="P13">Varchar</text:p>
          </table:table-cell>
          <table:table-cell table:style-name="Tabela1.E18" office:value-type="string">
            <text:p text:style-name="P13">0-255</text:p>
          </table:table-cell>
          <table:table-cell table:style-name="Tabela1.F18" office:value-type="string">
            <text:p text:style-name="P13">Sim</text:p>
          </table:table-cell>
          <table:table-cell table:style-name="Tabela1.G18" office:value-type="string">
            <text:p text:style-name="Standard"/>
          </table:table-cell>
          <table:table-cell table:style-name="Tabela1.H18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4">Senha</text:p>
          </table:table-cell>
          <table:table-cell table:style-name="Tabela1.C43" office:value-type="string">
            <text:p text:style-name="P14">Senha do administrador</text:p>
          </table:table-cell>
          <table:table-cell table:style-name="Tabela1.D43" office:value-type="string">
            <text:p text:style-name="P14">Varchar</text:p>
          </table:table-cell>
          <table:table-cell table:style-name="Tabela1.E43" office:value-type="string">
            <text:p text:style-name="P14">0-255</text:p>
          </table:table-cell>
          <table:table-cell table:style-name="Tabela1.F43" office:value-type="string">
            <text:p text:style-name="P14">Sim</text:p>
          </table:table-cell>
          <table:table-cell table:style-name="Tabela1.G43" office:value-type="string">
            <text:p text:style-name="P13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7">Eventos</text:p>
          </table:table-cell>
          <table:table-cell table:style-name="Tabela1.B43" office:value-type="string">
            <text:p text:style-name="P15">Id_evento</text:p>
          </table:table-cell>
          <table:table-cell table:style-name="Tabela1.C43" office:value-type="string">
            <text:p text:style-name="P15">Identificador único para evento</text:p>
          </table:table-cell>
          <table:table-cell table:style-name="Tabela1.D43" office:value-type="string">
            <text:p text:style-name="P15">Number</text:p>
          </table:table-cell>
          <table:table-cell table:style-name="Tabela1.E43" office:value-type="string">
            <text:p text:style-name="P15">Auto_incremento</text:p>
          </table:table-cell>
          <table:table-cell table:style-name="Tabela1.F43" office:value-type="string">
            <text:p text:style-name="P14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5">Nome</text:p>
          </table:table-cell>
          <table:table-cell table:style-name="Tabela1.C43" office:value-type="string">
            <text:p text:style-name="P15">Nome do evento</text:p>
          </table:table-cell>
          <table:table-cell table:style-name="Tabela1.D43" office:value-type="string">
            <text:p text:style-name="P15">Varchar</text:p>
          </table:table-cell>
          <table:table-cell table:style-name="Tabela1.E43" office:value-type="string">
            <text:p text:style-name="P15">0-255</text:p>
          </table:table-cell>
          <table:table-cell table:style-name="Tabela1.F43" office:value-type="string">
            <text:p text:style-name="P14">Sim</text:p>
          </table:table-cell>
          <table:table-cell table:style-name="Tabela1.G43" office:value-type="string">
            <text:p text:style-name="P32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5">Carga_Horaria</text:p>
          </table:table-cell>
          <table:table-cell table:style-name="Tabela1.C43" office:value-type="string">
            <text:p text:style-name="P15">Carga horaria do evento</text:p>
          </table:table-cell>
          <table:table-cell table:style-name="Tabela1.D43" office:value-type="string">
            <text:p text:style-name="P15">Varchar</text:p>
          </table:table-cell>
          <table:table-cell table:style-name="Tabela1.E43" office:value-type="string">
            <text:p text:style-name="P15">0-255</text:p>
          </table:table-cell>
          <table:table-cell table:style-name="Tabela1.F43" office:value-type="string">
            <text:p text:style-name="P14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5">DataInicial</text:p>
          </table:table-cell>
          <table:table-cell table:style-name="Tabela1.C43" office:value-type="string">
            <text:p text:style-name="P15">Data Inicial do evento</text:p>
          </table:table-cell>
          <table:table-cell table:style-name="Tabela1.D43" office:value-type="string">
            <text:p text:style-name="P15">Varchar</text:p>
          </table:table-cell>
          <table:table-cell table:style-name="Tabela1.E43" office:value-type="string">
            <text:p text:style-name="P15">0-20</text:p>
          </table:table-cell>
          <table:table-cell table:style-name="Tabela1.F43" office:value-type="string">
            <text:p text:style-name="P14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5">Cidade</text:p>
          </table:table-cell>
          <table:table-cell table:style-name="Tabela1.C43" office:value-type="string">
            <text:p text:style-name="P15">Cidade do evento</text:p>
          </table:table-cell>
          <table:table-cell table:style-name="Tabela1.D43" office:value-type="string">
            <text:p text:style-name="P15">Varchar</text:p>
          </table:table-cell>
          <table:table-cell table:style-name="Tabela1.E43" office:value-type="string">
            <text:p text:style-name="P15">0-255</text:p>
          </table:table-cell>
          <table:table-cell table:style-name="Tabela1.F43" office:value-type="string">
            <text:p text:style-name="P14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5">Número_de_vagas</text:p>
          </table:table-cell>
          <table:table-cell table:style-name="Tabela1.C43" office:value-type="string">
            <text:p text:style-name="P15">Número de vagas do evento</text:p>
          </table:table-cell>
          <table:table-cell table:style-name="Tabela1.D43" office:value-type="string">
            <text:p text:style-name="P15">Number</text:p>
          </table:table-cell>
          <table:table-cell table:style-name="Tabela1.E43" office:value-type="string">
            <text:p text:style-name="P15">0-50</text:p>
          </table:table-cell>
          <table:table-cell table:style-name="Tabela1.F43" office:value-type="string">
            <text:p text:style-name="P14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ext:soft-page-break/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5">DataFinal</text:p>
          </table:table-cell>
          <table:table-cell table:style-name="Tabela1.C43" office:value-type="string">
            <text:p text:style-name="P15">Data final do evento</text:p>
          </table:table-cell>
          <table:table-cell table:style-name="Tabela1.D43" office:value-type="string">
            <text:p text:style-name="P15">Varchar</text:p>
          </table:table-cell>
          <table:table-cell table:style-name="Tabela1.E43" office:value-type="string">
            <text:p text:style-name="P15">0-20</text:p>
          </table:table-cell>
          <table:table-cell table:style-name="Tabela1.F43" office:value-type="string">
            <text:p text:style-name="P14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8">Tipo Evento</text:p>
          </table:table-cell>
          <table:table-cell table:style-name="Tabela1.B43" office:value-type="string">
            <text:p text:style-name="P33">Id_Evento</text:p>
          </table:table-cell>
          <table:table-cell table:style-name="Tabela1.C43" office:value-type="string">
            <text:p text:style-name="P33">Identificador único para tipo de evento</text:p>
          </table:table-cell>
          <table:table-cell table:style-name="Tabela1.D43" office:value-type="string">
            <text:p text:style-name="P33">Number</text:p>
          </table:table-cell>
          <table:table-cell table:style-name="Tabela1.E43" office:value-type="string">
            <text:p text:style-name="P33">Auto_incremento</text:p>
          </table:table-cell>
          <table:table-cell table:style-name="Tabela1.F43" office:value-type="string">
            <text:p text:style-name="P33">sim</text:p>
          </table:table-cell>
          <table:table-cell table:style-name="Tabela1.G43" office:value-type="string">
            <text:p text:style-name="P9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33">Descrição</text:p>
          </table:table-cell>
          <table:table-cell table:style-name="Tabela1.C43" office:value-type="string">
            <text:p text:style-name="P34">Descriçao tipo de evento</text:p>
          </table:table-cell>
          <table:table-cell table:style-name="Tabela1.D43" office:value-type="string">
            <text:p text:style-name="P34">Number</text:p>
          </table:table-cell>
          <table:table-cell table:style-name="Tabela1.E43" office:value-type="string">
            <text:p text:style-name="P34">0-255</text:p>
          </table:table-cell>
          <table:table-cell table:style-name="Tabela1.F43" office:value-type="string">
            <text:p text:style-name="P34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>Endereço</text:p>
          </table:table-cell>
          <table:table-cell table:style-name="Tabela1.B43" office:value-type="string">
            <text:p text:style-name="P9">Id_Endereco</text:p>
          </table:table-cell>
          <table:table-cell table:style-name="Tabela1.C43" office:value-type="string">
            <text:p text:style-name="P16">Identificador único para <text:span text:style-name="T5">Endereço</text:span></text:p>
          </table:table-cell>
          <table:table-cell table:style-name="Tabela1.D43" office:value-type="string">
            <text:p text:style-name="P9">INTEGER</text:p>
          </table:table-cell>
          <table:table-cell table:style-name="Tabela1.E43" office:value-type="string">
            <text:p text:style-name="P9">0-255</text:p>
          </table:table-cell>
          <table:table-cell table:style-name="Tabela1.F43" office:value-type="string">
            <text:p text:style-name="P9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9">CEP</text:p>
          </table:table-cell>
          <table:table-cell table:style-name="Tabela1.C43" office:value-type="string">
            <text:p text:style-name="P9">CEP do endereço</text:p>
          </table:table-cell>
          <table:table-cell table:style-name="Tabela1.D43" office:value-type="string">
            <text:p text:style-name="P9">INT</text:p>
          </table:table-cell>
          <table:table-cell table:style-name="Tabela1.E43" office:value-type="string">
            <text:p text:style-name="P9">0-255</text:p>
          </table:table-cell>
          <table:table-cell table:style-name="Tabela1.F43" office:value-type="string">
            <text:p text:style-name="P9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9">Numero</text:p>
          </table:table-cell>
          <table:table-cell table:style-name="Tabela1.C43" office:value-type="string">
            <text:p text:style-name="P9">Numero do endereço</text:p>
          </table:table-cell>
          <table:table-cell table:style-name="Tabela1.D43" office:value-type="string">
            <text:p text:style-name="P9">INT</text:p>
          </table:table-cell>
          <table:table-cell table:style-name="Tabela1.E43" office:value-type="string">
            <text:p text:style-name="P9">0-255</text:p>
          </table:table-cell>
          <table:table-cell table:style-name="Tabela1.F43" office:value-type="string">
            <text:p text:style-name="P9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9">Complemento</text:p>
          </table:table-cell>
          <table:table-cell table:style-name="Tabela1.C43" office:value-type="string">
            <text:p text:style-name="P9">Complemento do endereço</text:p>
          </table:table-cell>
          <table:table-cell table:style-name="Tabela1.D43" office:value-type="string">
            <text:p text:style-name="P9">Varchar</text:p>
          </table:table-cell>
          <table:table-cell table:style-name="Tabela1.E43" office:value-type="string">
            <text:p text:style-name="P9">0-50</text:p>
          </table:table-cell>
          <table:table-cell table:style-name="Tabela1.F43" office:value-type="string">
            <text:p text:style-name="P9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9">fk_Cidade_<text:span text:style-name="T6">Id_Cidade</text:span></text:p>
          </table:table-cell>
          <table:table-cell table:style-name="Tabela1.C43" office:value-type="string">
            <text:p text:style-name="P17">Identificador único para <text:span text:style-name="T6">Cidade</text:span></text:p>
          </table:table-cell>
          <table:table-cell table:style-name="Tabela1.D43" office:value-type="string">
            <text:p text:style-name="P9">INTEGER</text:p>
          </table:table-cell>
          <table:table-cell table:style-name="Tabela1.E43" office:value-type="string">
            <text:p text:style-name="P9">0-255</text:p>
          </table:table-cell>
          <table:table-cell table:style-name="Tabela1.F43" office:value-type="string">
            <text:p text:style-name="P9">sim</text:p>
          </table:table-cell>
          <table:table-cell table:style-name="Tabela1.G43" office:value-type="string">
            <text:p text:style-name="P9">FK</text:p>
          </table:table-cell>
          <table:table-cell table:style-name="Tabela1.H43" office:value-type="string">
            <text:p text:style-name="P9">Referente a tabela Cidade</text:p>
          </table:table-cell>
        </table:table-row>
        <table:table-row table:style-name="Tabela1.1">
          <table:table-cell table:style-name="Tabela1.A43" office:value-type="string">
            <text:p text:style-name="P2">Cidade</text:p>
          </table:table-cell>
          <table:table-cell table:style-name="Tabela1.B43" office:value-type="string">
            <text:p text:style-name="P19">nome</text:p>
          </table:table-cell>
          <table:table-cell table:style-name="Tabela1.C43" office:value-type="string">
            <text:p text:style-name="P19">Nome da Cidade</text:p>
          </table:table-cell>
          <table:table-cell table:style-name="Tabela1.D43" office:value-type="string">
            <text:p text:style-name="P19">Varchar</text:p>
          </table:table-cell>
          <table:table-cell table:style-name="Tabela1.E43" office:value-type="string">
            <text:p text:style-name="P19">0-50</text:p>
          </table:table-cell>
          <table:table-cell table:style-name="Tabela1.F43" office:value-type="string">
            <text:p text:style-name="P19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9">Id_Cidade</text:p>
          </table:table-cell>
          <table:table-cell table:style-name="Tabela1.C43" office:value-type="string">
            <text:p text:style-name="P17">Identificador único para <text:span text:style-name="T6">Cidade</text:span></text:p>
          </table:table-cell>
          <table:table-cell table:style-name="Tabela1.D43" office:value-type="string">
            <text:p text:style-name="P19">INTEGER</text:p>
          </table:table-cell>
          <table:table-cell table:style-name="Tabela1.E43" office:value-type="string">
            <text:p text:style-name="P19">0-255</text:p>
          </table:table-cell>
          <table:table-cell table:style-name="Tabela1.F43" office:value-type="string">
            <text:p text:style-name="P19">sim</text:p>
          </table:table-cell>
          <table:table-cell table:style-name="Tabela1.G43" office:value-type="string">
            <text:p text:style-name="P19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9">fk_Estado_<text:span text:style-name="T6">Id_Estado</text:span></text:p>
          </table:table-cell>
          <table:table-cell table:style-name="Tabela1.C43" office:value-type="string">
            <text:p text:style-name="P17">Identificador único para <text:span text:style-name="T5">Estado</text:span></text:p>
          </table:table-cell>
          <table:table-cell table:style-name="Tabela1.D43" office:value-type="string">
            <text:p text:style-name="P19">INTEGER</text:p>
          </table:table-cell>
          <table:table-cell table:style-name="Tabela1.E43" office:value-type="string">
            <text:p text:style-name="P19">0-255</text:p>
          </table:table-cell>
          <table:table-cell table:style-name="Tabela1.F43" office:value-type="string">
            <text:p text:style-name="P19">sim</text:p>
          </table:table-cell>
          <table:table-cell table:style-name="Tabela1.G43" office:value-type="string">
            <text:p text:style-name="P19">FK</text:p>
          </table:table-cell>
          <table:table-cell table:style-name="Tabela1.H43" office:value-type="string">
            <text:p text:style-name="P10">Referente a tabela <text:span text:style-name="T6">Estado</text:span></text:p>
          </table:table-cell>
        </table:table-row>
        <table:table-row table:style-name="Tabela1.1">
          <table:table-cell table:style-name="Tabela1.A43" office:value-type="string">
            <text:p text:style-name="P3">Estado</text:p>
          </table:table-cell>
          <table:table-cell table:style-name="Tabela1.B43" office:value-type="string">
            <text:p text:style-name="P19">id_Estado</text:p>
          </table:table-cell>
          <table:table-cell table:style-name="Tabela1.C43" office:value-type="string">
            <text:p text:style-name="P17">Identificador único para <text:span text:style-name="T5">Estado</text:span></text:p>
          </table:table-cell>
          <table:table-cell table:style-name="Tabela1.D43" office:value-type="string">
            <text:p text:style-name="P19">INTEGER</text:p>
          </table:table-cell>
          <table:table-cell table:style-name="Tabela1.E43" office:value-type="string">
            <text:p text:style-name="P19">0-255</text:p>
          </table:table-cell>
          <table:table-cell table:style-name="Tabela1.F43" office:value-type="string">
            <text:p text:style-name="P19">sim</text:p>
          </table:table-cell>
          <table:table-cell table:style-name="Tabela1.G43" office:value-type="string">
            <text:p text:style-name="P19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9">Nome</text:p>
          </table:table-cell>
          <table:table-cell table:style-name="Tabela1.C43" office:value-type="string">
            <text:p text:style-name="P19">Nome do Estado</text:p>
          </table:table-cell>
          <table:table-cell table:style-name="Tabela1.D43" office:value-type="string">
            <text:p text:style-name="P19">Varchar</text:p>
          </table:table-cell>
          <table:table-cell table:style-name="Tabela1.E43" office:value-type="string">
            <text:p text:style-name="P19">0-50</text:p>
          </table:table-cell>
          <table:table-cell table:style-name="Tabela1.F43" office:value-type="string">
            <text:p text:style-name="P19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9">Sigla</text:p>
          </table:table-cell>
          <table:table-cell table:style-name="Tabela1.C43" office:value-type="string">
            <text:p text:style-name="P19">Sigla do Estado</text:p>
          </table:table-cell>
          <table:table-cell table:style-name="Tabela1.D43" office:value-type="string">
            <text:p text:style-name="P19">Varchar</text:p>
          </table:table-cell>
          <table:table-cell table:style-name="Tabela1.E43" office:value-type="string">
            <text:p text:style-name="P19">2</text:p>
          </table:table-cell>
          <table:table-cell table:style-name="Tabela1.F43" office:value-type="string">
            <text:p text:style-name="P19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19">fk_País_Id_País</text:p>
          </table:table-cell>
          <table:table-cell table:style-name="Tabela1.C43" office:value-type="string">
            <text:p text:style-name="P17">Identificador único para <text:span text:style-name="T6">País</text:span></text:p>
          </table:table-cell>
          <table:table-cell table:style-name="Tabela1.D43" office:value-type="string">
            <text:p text:style-name="P21">INTEGER</text:p>
          </table:table-cell>
          <table:table-cell table:style-name="Tabela1.E40" office:value-type="string">
            <text:p text:style-name="P19">0-255</text:p>
          </table:table-cell>
          <table:table-cell table:style-name="Tabela1.F43" office:value-type="string">
            <text:p text:style-name="P19">sim</text:p>
          </table:table-cell>
          <table:table-cell table:style-name="Tabela1.G43" office:value-type="string">
            <text:p text:style-name="P21">FK</text:p>
          </table:table-cell>
          <table:table-cell table:style-name="Tabela1.H43" office:value-type="string">
            <text:p text:style-name="P11">Referente a tabela <text:span text:style-name="T7">País</text:span></text:p>
          </table:table-cell>
        </table:table-row>
        <table:table-row table:style-name="Tabela1.1">
          <table:table-cell table:style-name="Tabela1.A43" office:value-type="string">
            <text:p text:style-name="P4">País</text:p>
          </table:table-cell>
          <table:table-cell table:style-name="Tabela1.B43" office:value-type="string">
            <text:p text:style-name="P20">Id_País</text:p>
          </table:table-cell>
          <table:table-cell table:style-name="Tabela1.C43" office:value-type="string">
            <text:p text:style-name="P17">Identificador único para <text:span text:style-name="T6">País</text:span></text:p>
          </table:table-cell>
          <table:table-cell table:style-name="Tabela1.D43" office:value-type="string">
            <text:p text:style-name="P21">INTEGER</text:p>
          </table:table-cell>
          <table:table-cell table:style-name="Tabela1.E43" office:value-type="string">
            <text:p text:style-name="P21">0-255</text:p>
          </table:table-cell>
          <table:table-cell table:style-name="Tabela1.F43" office:value-type="string">
            <text:p text:style-name="P21">sim</text:p>
          </table:table-cell>
          <table:table-cell table:style-name="Tabela1.G43" office:value-type="string">
            <text:p text:style-name="P21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1"/>
          </table:table-cell>
          <table:table-cell table:style-name="Tabela1.B43" office:value-type="string">
            <text:p text:style-name="P21">Nome</text:p>
          </table:table-cell>
          <table:table-cell table:style-name="Tabela1.C43" office:value-type="string">
            <text:p text:style-name="P21">Nome do País</text:p>
          </table:table-cell>
          <table:table-cell table:style-name="Tabela1.D43" office:value-type="string">
            <text:p text:style-name="P21">Varchar</text:p>
          </table:table-cell>
          <table:table-cell table:style-name="Tabela1.E43" office:value-type="string">
            <text:p text:style-name="P21">0-50</text:p>
          </table:table-cell>
          <table:table-cell table:style-name="Tabela1.F43" office:value-type="string">
            <text:p text:style-name="P21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4">Participa</text:p>
          </table:table-cell>
          <table:table-cell table:style-name="Tabela1.B43" office:value-type="string">
            <text:p text:style-name="P21">fk_Eventos_Id_Eventos</text:p>
          </table:table-cell>
          <table:table-cell table:style-name="Tabela1.C43" office:value-type="string">
            <text:p text:style-name="P18">Identificador único para <text:span text:style-name="T5">Eventos</text:span></text:p>
          </table:table-cell>
          <table:table-cell table:style-name="Tabela1.D43" office:value-type="string">
            <text:p text:style-name="P22">INTEGER</text:p>
          </table:table-cell>
          <table:table-cell table:style-name="Tabela1.E43" office:value-type="string">
            <text:p text:style-name="P23">0-255</text:p>
          </table:table-cell>
          <table:table-cell table:style-name="Tabela1.F43" office:value-type="string">
            <text:p text:style-name="P23">sim</text:p>
          </table:table-cell>
          <table:table-cell table:style-name="Tabela1.G43" office:value-type="string">
            <text:p text:style-name="P23">FK</text:p>
          </table:table-cell>
          <table:table-cell table:style-name="Tabela1.H43" office:value-type="string">
            <text:p text:style-name="P12">Referente a tabela <text:span text:style-name="T8">Eventos</text:span></text:p>
          </table:table-cell>
        </table:table-row>
        <table:table-row table:style-name="Tabela1.1">
          <table:table-cell table:style-name="Tabela1.A44" office:value-type="string">
            <text:p text:style-name="P1"/>
          </table:table-cell>
          <table:table-cell table:style-name="Tabela1.B44" office:value-type="string">
            <text:p text:style-name="P21">fk_Usuario_Id_Usuario</text:p>
          </table:table-cell>
          <table:table-cell table:style-name="Tabela1.C44" office:value-type="string">
            <text:p text:style-name="P18">Identificador único para <text:span text:style-name="T7">Usuario</text:span></text:p>
          </table:table-cell>
          <table:table-cell table:style-name="Tabela1.D44" office:value-type="string">
            <text:p text:style-name="P22">INTEGER</text:p>
          </table:table-cell>
          <table:table-cell table:style-name="Tabela1.E44" office:value-type="string">
            <text:p text:style-name="P23">0-255</text:p>
          </table:table-cell>
          <table:table-cell table:style-name="Tabela1.F44" office:value-type="string">
            <text:p text:style-name="P23">sim</text:p>
          </table:table-cell>
          <table:table-cell table:style-name="Tabela1.G44" office:value-type="string">
            <text:p text:style-name="P23">FK</text:p>
          </table:table-cell>
          <table:table-cell table:style-name="Tabela1.H44" office:value-type="string">
            <text:p text:style-name="P12">Referente a tabela <text:span text:style-name="T8">Usuario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49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Ítalo Arruda</meta:initial-creator>
    <meta:editing-cycles>6</meta:editing-cycles>
    <meta:creation-date>2019-11-13T21:48:00</meta:creation-date>
    <dc:date>2019-11-26T13:43:37.905000000</dc:date>
    <meta:editing-duration>PT1H7M21S</meta:editing-duration>
    <meta:generator>LibreOffice/5.3.7.2$Windows_X86_64 LibreOffice_project/6b8ed514a9f8b44d37a1b96673cbbdd077e24059</meta:generator>
    <meta:document-statistic meta:table-count="1" meta:image-count="0" meta:object-count="0" meta:page-count="2" meta:paragraph-count="252" meta:word-count="390" meta:character-count="2361" meta:non-whitespace-character-count="2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